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7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8.248cm"/>
    </style:style>
    <style:style style:name="co2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wrap-option="wrap"/>
    </style:style>
    <style:style style:name="ce18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6" style:family="table-cell" style:parent-style-name="Default">
      <style:table-cell-properties fo:border="0.74pt solid #000000"/>
    </style:style>
    <style:style style:name="ce18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79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3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5" table:content-validation-name="val2" office:value-type="string" calcext:value-type="string">
            <text:p>dummy</text:p>
          </table:table-cell>
          <table:table-cell table:style-name="ce63" table:content-validation-name="val2"/>
          <table:table-cell table:style-name="ce63" table:content-validation-name="val3" office:value-type="string" calcext:value-type="string">
            <text:p>dummy</text:p>
          </table:table-cell>
          <table:table-cell table:style-name="ce63" table:content-validation-name="val3" table:number-columns-repeated="2"/>
          <table:table-cell table:style-name="ce26"/>
          <table:table-cell table:style-name="ce75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0">
            <calcext:condition calcext:apply-style-name="Error" calcext:value="duplicate" calcext:base-cell-address="list.B3"/>
          </calcext:conditional-format>
          <calcext:conditional-format calcext:target-range-address="list.C3:list.C31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8" table:default-cell-style-name="Default"/>
        <table:table-column table:style-name="co19" table:default-cell-style-name="ce164"/>
        <table:table-column table:style-name="co20" table:default-cell-style-name="ce169"/>
        <table:table-column table:style-name="co21" table:default-cell-style-name="ce169"/>
        <table:table-column table:style-name="co22" table:default-cell-style-name="Default"/>
        <table:table-column table:style-name="co23" table:default-cell-style-name="ce130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11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111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7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8" table:default-cell-style-name="ce129"/>
        <table:table-column table:style-name="co29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83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8" office:value-type="string" calcext:value-type="string">
            <text:p>게임</text:p>
          </table:table-cell>
          <table:table-cell table:style-name="ce184" office:value-type="string" calcext:value-type="string">
            <text:p>개발사 이름</text:p>
          </table:table-cell>
          <table:table-cell table:style-name="ce184"/>
          <table:table-cell table:style-name="ce184" office:value-type="string" calcext:value-type="string">
            <text:p>설명</text:p>
          </table:table-cell>
        </table:table-row>
        <table:table-row table:style-name="ro1">
          <table:table-cell table:style-name="ce179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9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9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9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9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0" office:value-type="string" calcext:value-type="string">
            <text:p>월면기지 람다</text:p>
          </table:table-cell>
          <table:table-cell table:style-name="ce185" office:value-type="string" calcext:value-type="string">
            <text:p>Thunderfox Studio( 천둥여우 스튜디오 )</text:p>
          </table:table-cell>
          <table:table-cell table:style-name="ce18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81"/>
          <table:table-cell table:style-name="ce186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89:list.C29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09:49:10.43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9T09:49:51.323000000</dc:date>
    <meta:editing-duration>P2DT11H23M59S</meta:editing-duration>
    <meta:editing-cycles>984</meta:editing-cycles>
    <meta:document-statistic meta:table-count="4" meta:cell-count="324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